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8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1)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(15, 5)</text:p>
          </table:table-cell>
          <table:table-cell table:style-name="ce4" table:formula="of:=FACT(15)/(FACT(15-5))" office:value-type="float" office:value="360360" calcext:value-type="float">
            <text:p>3603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2)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(9, 3)</text:p>
          </table:table-cell>
          <table:table-cell table:style-name="ce4" table:formula="of:=FACT(9)/(FACT(9-3)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(6, 2)</text:p>
          </table:table-cell>
          <table:table-cell table:style-name="ce4" table:formula="of:=FACT(6)/(FACT(6-2)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mbinaciones posibles: </text:p>
          </table:table-cell>
          <table:table-cell table:style-name="ce4" table:formula="of:=[.C8]*[.C9]" office:value-type="float" office:value="15120" calcext:value-type="float">
            <text:p>151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3)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(15, 5)</text:p>
          </table:table-cell>
          <table:table-cell table:style-name="ce4" table:formula="of:=FACT(15)/(FACT(15-5)*FACT(5))" office:value-type="float" office:value="3003" calcext:value-type="float">
            <text:p>300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6.0.5.2$Linux_X86_64 LibreOffice_project/</meta:generator>
  </office:meta>
</office:document-meta>
</file>